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2.869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2.51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43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335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4"/>
        <table:table-column table:style-name="co10" table:number-columns-repeated="1012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:\DemoSQuoRE\VISHNU\betarel2\UMS\src\cli\add_user.cpp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api\api_ums.cpp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2" office:value-type="string">
            <text:p>C:\DemoSQuoRE\VISHNU\betarel2\UMS\src\server\CommandServer.hpp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server\CommandServer.hpp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server\CommandServer.hpp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table:style-name="ce1" office:value-type="string">
            <text:p>C:\DemoSQuoRE\VISHNU\betarel2\UMS\src\client\ConfigurationProxy.cpp</text:p>
          </table:table-cell>
          <table:table-cell table:style-name="ce1" office:value-type="float" office:value="174">
            <text:p>174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client\ConfigurationProxy.cpp</text:p>
          </table:table-cell>
          <table:table-cell table:style-name="ce1" office:value-type="float" office:value="174">
            <text:p>174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if</text:p>
          </table:table-cell>
          <table:table-cell table:style-name="ce1" table:number-columns-repeated="3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ConfigurationServer.cpp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ConfigurationServer.cpp</text:p>
          </table:table-cell>
          <table:table-cell table:style-name="ce1" office:value-type="float" office:value="289">
            <text:p>289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1</text:p>
          </table:table-cell>
          <table:table-cell table:style-name="ce1" office:value-type="string">
            <text:p>Unreachable</text:p>
          </table:table-cell>
          <table:table-cell table:style-name="ce1" office:value-type="string">
            <text:p>code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office:value-type="string">
            <text:p>C:\DemoSQuoRE\VISHNU\betarel2\UMS\src\cli\connectUtils.hpp</text:p>
          </table:table-cell>
          <table:table-cell office:value-type="float" office:value="34">
            <text:p>3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:\DemoSQuoRE\VISHNU\betarel2\UMS\src\cli\daemon_cleaner.cpp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 office:value-type="string">
            <text:p>global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cli\daemon_cleaner.cpp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 office:value-type="string">
            <text:p>global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cli\daemon_cleaner.cpp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 office:value-type="string">
            <text:p>global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cli\daemon_cleaner.cpp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 office:value-type="string">
            <text:p>global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cli\daemon_cleaner.cpp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 office:value-type="string">
            <text:p>global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cli\daemon_cleaner.cpp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cli\daemon_cleaner.cpp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Advisory</text:p>
          </table:table-cell>
          <table:table-cell table:style-name="ce2" office:value-type="string">
            <text:p>fntype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types</text:p>
          </table:table-cell>
          <table:table-cell table:style-name="ce2" table:number-columns-repeated="5"/>
          <table:table-cell table:style-name="ce6" office:value-type="string">
            <text:p>exit(EXIT_SUCCESS)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cli\daemon_cleaner.cpp</text:p>
          </table:table-cell>
          <table:table-cell table:style-name="ce2" office:value-type="float" office:value="145">
            <text:p>145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6_3_1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statement</text:p>
          </table:table-cell>
          <table:table-cell table:style-name="ce2" table:number-columns-repeated="5"/>
          <table:table-cell table:style-name="ce6" office:value-type="string">
            <text:p>else if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>
            <text:p>C:\DemoSQuoRE\VISHNU\betarel2\UMS\src\sed\internalApi.cpp</text:p>
          </table:table-cell>
          <table:table-cell table:style-name="ce1" office:value-type="float" office:value="661">
            <text:p>661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d\internalApi.cpp</text:p>
          </table:table-cell>
          <table:table-cell table:style-name="ce1" office:value-type="float" office:value="794">
            <text:p>794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cli\list_options.cpp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cli\list_options.cpp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LocalAccountServer.cpp</text:p>
          </table:table-cell>
          <table:table-cell table:style-name="ce1" office:value-type="float" office:value="263">
            <text:p>263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MachineClientServer.cpp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office:value-type="string">
            <text:p>C:\DemoSQuoRE\VISHNU\betarel2\UMS\src\sed\MonitorU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:\DemoSQuoRE\VISHNU\betarel2\UMS\src\cli\Options.cpp</text:p>
          </table:table-cell>
          <table:table-cell table:style-name="ce2" office:value-type="float" office:value="104">
            <text:p>104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6_4_5</text:p>
          </table:table-cell>
          <table:table-cell table:style-name="ce2" office:value-type="string">
            <text:p>Throw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break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switch</text:p>
          </table:table-cell>
          <table:table-cell table:style-name="ce2" office:value-type="string">
            <text:p>clauses</text:p>
          </table:table-cell>
          <table:table-cell table:style-name="ce2"/>
          <table:table-cell table:style-name="ce6"/>
          <table:table-cell table:style-name="ce2" table:number-columns-repeated="1012"/>
        </table:table-row>
        <table:table-row table:style-name="ro1">
          <table:table-cell table:style-name="ce1" office:value-type="string">
            <text:p>C:\DemoSQuoRE\VISHNU\betarel2\UMS\src\server\QueryServer.hpp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QueryServer.hpp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if</text:p>
          </table:table-cell>
          <table:table-cell table:style-name="ce1" table:number-columns-repeated="3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client\SessionProxy.cpp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2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client\SessionProxy.cpp</text:p>
          </table:table-cell>
          <table:table-cell table:style-name="ce1" office:value-type="float" office:value="113">
            <text:p>113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client\SessionProxy.cpp</text:p>
          </table:table-cell>
          <table:table-cell table:style-name="ce1" office:value-type="float" office:value="122">
            <text:p>122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SessionServer.cpp</text:p>
          </table:table-cell>
          <table:table-cell table:style-name="ce1" office:value-type="float" office:value="113">
            <text:p>113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SessionServer.cpp</text:p>
          </table:table-cell>
          <table:table-cell table:style-name="ce1" office:value-type="float" office:value="442">
            <text:p>442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6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clause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switch</text:p>
          </table:table-cell>
          <table:table-cell table:style-name="ce1" table:number-columns-repeated="3"/>
          <table:table-cell table:style-name="ce5"/>
          <table:table-cell table:style-name="ce1" table:number-columns-repeated="1012"/>
        </table:table-row>
        <table:table-row table:style-name="ro1">
          <table:table-cell office:value-type="string">
            <text:p>C:\DemoSQuoRE\VISHNU\betarel2\UMS\src\cli\sessionUtils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:\DemoSQuoRE\VISHNU\betarel2\UMS\src\sed\umssed.cpp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6_3_1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statement</text:p>
          </table:table-cell>
          <table:table-cell table:style-name="ce2" table:number-columns-repeated="5"/>
          <table:table-cell table:style-name="ce6" office:value-type="string">
            <text:p>else if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sed\umssed.cpp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6_3_1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statement</text:p>
          </table:table-cell>
          <table:table-cell table:style-name="ce2" table:number-columns-repeated="5"/>
          <table:table-cell table:style-name="ce6" office:value-type="string">
            <text:p>else if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>
            <text:p>C:\DemoSQuoRE\VISHNU\betarel2\UMS\src\cli\update_local_account.cpp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serServer.cpp</text:p>
          </table:table-cell>
          <table:table-cell table:style-name="ce1" office:value-type="float" office:value="246">
            <text:p>246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serServer.cpp</text:p>
          </table:table-cell>
          <table:table-cell table:style-name="ce1" office:value-type="float" office:value="247">
            <text:p>247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cli\utils.cpp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2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client\utilsClient.hpp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client\utilsClient.hpp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if</text:p>
          </table:table-cell>
          <table:table-cell table:style-name="ce1" table:number-columns-repeated="3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18_0_4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handling</text:p>
          </table:table-cell>
          <table:table-cell table:style-name="ce1" office:value-type="string">
            <text:p>functions</text:p>
          </table:table-cell>
          <table:table-cell table:style-name="ce1" table:number-columns-repeated="4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99">
            <text:p>99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18_0_4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handling</text:p>
          </table:table-cell>
          <table:table-cell table:style-name="ce1" office:value-type="string">
            <text:p>functions</text:p>
          </table:table-cell>
          <table:table-cell table:style-name="ce1" table:number-columns-repeated="4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18_0_4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handling</text:p>
          </table:table-cell>
          <table:table-cell table:style-name="ce1" office:value-type="string">
            <text:p>functions</text:p>
          </table:table-cell>
          <table:table-cell table:style-name="ce1" table:number-columns-repeated="4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10">
            <text:p>11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15">
            <text:p>115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27">
            <text:p>127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32">
            <text:p>132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37">
            <text:p>137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42">
            <text:p>142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143">
            <text:p>143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6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clause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switch</text:p>
          </table:table-cell>
          <table:table-cell table:style-name="ce1" table:number-columns-repeated="3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201">
            <text:p>201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201">
            <text:p>201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if</text:p>
          </table:table-cell>
          <table:table-cell table:style-name="ce1" table:number-columns-repeated="3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203">
            <text:p>203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203">
            <text:p>203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if</text:p>
          </table:table-cell>
          <table:table-cell table:style-name="ce1" table:number-columns-repeated="3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208">
            <text:p>20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208">
            <text:p>20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if</text:p>
          </table:table-cell>
          <table:table-cell table:style-name="ce1" table:number-columns-repeated="3"/>
          <table:table-cell table:style-name="ce5"/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UMS\src\server\utilServer.cpp</text:p>
          </table:table-cell>
          <table:table-cell table:style-name="ce1" office:value-type="float" office:value="210">
            <text:p>21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5"/>
          <table:table-cell table:style-name="ce5"/>
          <table:table-cell table:style-name="ce1" table:number-columns-repeated="1012"/>
        </table:table-row>
        <table:table-row table:style-name="ro1">
          <table:table-cell office:value-type="string">
            <text:p>C:\DemoSQuoRE\VISHNU\betarel2\UMS\src\server\utilServer.hpp</text:p>
          </table:table-cell>
          <table:table-cell office:value-type="float" office:value="35">
            <text:p>35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</text:p>
          </table:table-cell>
          <table:table-cell office:value-type="string">
            <text:p>to</text:p>
          </table:table-cell>
          <table:table-cell office:value-type="string">
            <text:p>members</text:p>
          </table:table-cell>
          <table:table-cell office:value-type="string">
            <text:p>data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:\DemoSQuoRE\VISHNU\betarel2\UMS\src\server\utilServer.hpp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server\utilServer.hpp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office:value-type="string">
            <text:p>C:\DemoSQuoRE\VISHNU\betarel2\UMS\src\server\utilServer.hpp</text:p>
          </table:table-cell>
          <table:table-cell office:value-type="float" office:value="55">
            <text:p>5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UMS\src\server\utilServer.hpp</text:p>
          </table:table-cell>
          <table:table-cell office:value-type="float" office:value="55">
            <text:p>55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</text:p>
          </table:table-cell>
          <table:table-cell office:value-type="string">
            <text:p>to</text:p>
          </table:table-cell>
          <table:table-cell office:value-type="string">
            <text:p>members</text:p>
          </table:table-cell>
          <table:table-cell office:value-type="string">
            <text:p>data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:\DemoSQuoRE\VISHNU\betarel2\UMS\src\server\utilServer.hpp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office:value-type="string">
            <text:p>C:\DemoSQuoRE\VISHNU\betarel2\UMS\src\server\utilServer.hpp</text:p>
          </table:table-cell>
          <table:table-cell office:value-type="float" office:value="56">
            <text:p>56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</text:p>
          </table:table-cell>
          <table:table-cell office:value-type="string">
            <text:p>to</text:p>
          </table:table-cell>
          <table:table-cell office:value-type="string">
            <text:p>members</text:p>
          </table:table-cell>
          <table:table-cell office:value-type="string">
            <text:p>data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:\DemoSQuoRE\VISHNU\betarel2\UMS\src\server\utilServer.hpp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office:value-type="string">
            <text:p>C:\DemoSQuoRE\VISHNU\betarel2\UMS\src\server\utilServer.hpp</text:p>
          </table:table-cell>
          <table:table-cell office:value-type="float" office:value="57">
            <text:p>57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</text:p>
          </table:table-cell>
          <table:table-cell office:value-type="string">
            <text:p>to</text:p>
          </table:table-cell>
          <table:table-cell office:value-type="string">
            <text:p>members</text:p>
          </table:table-cell>
          <table:table-cell office:value-type="string">
            <text:p>data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:\DemoSQuoRE\VISHNU\betarel2\UMS\src\server\utilServer.hpp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server\utilServer.hpp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table:style-name="ce2" office:value-type="string">
            <text:p>C:\DemoSQuoRE\VISHNU\betarel2\UMS\src\server\utilServer.hpp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5"/>
          <table:table-cell table:style-name="ce6"/>
          <table:table-cell table:style-name="ce2" table:number-columns-repeated="1012"/>
        </table:table-row>
        <table:table-row table:style-name="ro1">
          <table:table-cell table:style-name="ce1" office:value-type="string">
            <text:p>C:\DemoSQuoRE\VISHNU\betarel2\UMS\src\client\UtilsProxy.cpp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2"/>
          <table:table-cell table:style-name="ce5"/>
          <table:table-cell table:style-name="ce1"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voir avec C.Per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iolation corrigé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en attente</text:p>
          </table:table-cell>
          <table:table-cell table:number-columns-repeated="102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Feuille1.A1:Feuille1.AMJ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0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document-statistic meta:table-count="1" meta:cell-count="502" meta:object-count="0"/>
  </office:meta>
</office:document-meta>
</file>